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5cm" style:rel-column-width="2310*"/>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174cm" style:rel-column-width="4634*"/>
    </style:style>
    <style:style style:name="Table1.E" style:family="table-column">
      <style:table-column-properties style:column-width="4.704cm" style:rel-column-width="266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1.A5" style:family="table-cell">
      <style:table-cell-properties fo:background-color="transparent" fo:padding="0.097cm" fo:border-left="0.002cm solid #000000" fo:border-right="none" fo:border-top="none" fo:border-bottom="0.002cm solid #000000">
        <style:background-image/>
      </style:table-cell-properties>
    </style:style>
    <style:style style:name="Table1.E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able_20_Contents">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style style:name="P10" style:family="paragraph" style:parent-style-name="Standard">
      <style:text-properties fo:background-color="#ffff00"/>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6pt" style:text-underline-style="none" fo:font-weight="bold" style:font-size-asian="16pt" style:font-weight-asian="bold" style:font-size-complex="16pt" style:font-weight-complex="bold"/>
    </style:style>
    <style:style style:name="T4"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CisteraScreenCapture</text:span> </text:p>
      <text:p text:style-name="Standard"/>
      <text:p text:style-name="P5">CisteraScreenCapture consists of a windows service (CisteraScreenCaptureService) and admin UI (CisteraScreenCaptureUI)</text:p>
      <text:p text:style-name="P5">Both applications write logs.</text:p>
      <text:p text:style-name="P1"/>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2"/>
      <text:p text:style-name="P2">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367998560163676550" text:style-name="L1">
        <text:list-item>
          <text:p text:style-name="P9">Settings (parameters for CisteraScreenCaptureService)</text:p>
        </text:list-item>
        <text:list-item>
          <text:p text:style-name="P9">Run (start/stop CisteraScreenCaptureService) </text:p>
        </text:list-item>
        <text:list-item>
          <text:p text:style-name="P9">Silently (when checked, toast messages are suppressed)</text:p>
        </text:list-item>
        <text:list-item>
          <text:p text:style-name="P9">Logs (both processes write own logs which can be helpful application diagnostic)</text:p>
        </text:list-item>
        <text:list-item>
          <text:p text:style-name="P9">Exit (quit CisteraScreenCaptureUI while CisteraScreenCaptureService remains untouched)</text:p>
        </text:list-item>
      </text:list>
      <text:p text:style-name="Standard"/>
      <text:p text:style-name="P6"/>
      <text:p text:style-name="P6">CisteraScreenCaptureService</text:p>
      <text:p text:style-name="Standard"><text:span text:style-name="T1">CisteraScreenCaptureService runs permanently and monitors user login/logoff/unlock/lock events, where unlock/lock are treated like login/logoff. When user login/unlock happened, CisteraScreenCaptureService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Service starts accepting TCP connections from Server which are used to exchange with messages. So, Server anytime after can send to CisteraScreenCaptureService a command to launch/stop ffmpeg streaming. </text:p>
      <text:p text:style-name="Standard"/>
      <text:p text:style-name="P10">Tcp connection is kept alive since it was created by Server and until it is purposely closed by either of the sides. </text:p>
      <text:p text:style-name="P10">When tcp connection is closed by any side, CisteraScreenCaptureService stops ffmpeg stream (if any).</text:p>
      <text:p text:style-name="P10">If tcp connection is closed/broken by Server, CisteraScreenCaptureService proceeds listening for new connections from Server until the current user is logged off. When the user is logged off, CisteraScreenCaptureService stops accepting tcp connections.</text:p>
      <text:p text:style-name="P10">CisteraScreenCaptureService closes tcp connection (if any) only when the current user is logged off. This way Server is notified that the session is over (either the user is logged off or network is broken).</text:p>
      <text:p text:style-name="Standard"/>
      <text:p text:style-name="Standard">Ffmpeg is running under SYSTEM account like CisteraScreenCaptureService itself so cannot be impacted by a non-administrator user. <text:span text:style-name="T4">If ffmpeg exited for any reason while the user is not logged off (was killed by an administrator or died due to a system error), CisteraScreenCaptureService keeps restarting it.</text:span></text:p>
      <text:p text:style-name="Standard"/>
      <text:p text:style-name="Standard"/>
      <text:p text:style-name="P1">General message format for communicating between CisteraScreenCaptureService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direction</text:p>
          </table:table-cell>
          <table:table-cell table:style-name="Table1.A1" office:value-type="string">
            <text:p text:style-name="P7">description</text:p>
          </table:table-cell>
          <table:table-cell table:style-name="Table1.A1" office:value-type="string">
            <text:p text:style-name="P7">name</text:p>
          </table:table-cell>
          <table:table-cell table:style-name="Table1.A1" office:value-type="string">
            <text:p text:style-name="P7">request body</text:p>
          </table:table-cell>
          <table:table-cell table:style-name="Table1.E1" office:value-type="string">
            <text:p text:style-name="P7">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5" office:value-type="string">
            <text:p text:style-name="P10">server -&gt; <text:s/>CisteraScreenCaptureService</text:p>
          </table:table-cell>
          <table:table-cell table:style-name="Table1.A5" office:value-type="string">
            <text:p text:style-name="P10">Polling to keep connection alive.</text:p>
            <text:p text:style-name="P10"/>
          </table:table-cell>
          <table:table-cell table:style-name="Table1.A5" office:value-type="string">
            <text:p text:style-name="P10">Poll</text:p>
          </table:table-cell>
          <table:table-cell table:style-name="Table1.A5" office:value-type="string">
            <text:p text:style-name="P10">nothing (0 bytes)</text:p>
          </table:table-cell>
          <table:table-cell table:style-name="Table1.E5" office:value-type="string">
            <text:p text:style-name="P10">OK or error message (ASCII string terminated with '\0')</text:p>
            <text:p text:style-name="P10">Error can be anything that happened since previous message from Server (e.g. ffmpeg got brok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8-02-06T22:14:24</dc:date>
    <meta:editing-duration>P5DT10H40M27S</meta:editing-duration>
    <meta:editing-cycles>68</meta:editing-cycles>
    <meta:generator>OpenOffice/4.1.1$Win32 OpenOffice.org_project/411m6$Build-9775</meta:generator>
    <meta:document-statistic meta:table-count="1" meta:image-count="0" meta:object-count="0" meta:page-count="1" meta:paragraph-count="64" meta:word-count="675" meta:character-count="4919"/>
  </office:meta>
</office:document-meta>
</file>